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d096" officeooo:paragraph-rsid="0017d0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pandas as pd</text:p>
      <text:p text:style-name="P1">import numpy as <text:s/>np</text:p>
      <text:p text:style-name="P1">import math as mt</text:p>
      <text:p text:style-name="P1">import datetime</text:p>
      <text:p text:style-name="P1">import array</text:p>
      <text:p text:style-name="P1">import random as rand</text:p>
      <text:p text:style-name="P1">import time</text:p>
      <text:p text:style-name="P1">import sys</text:p>
      <text:p text:style-name="P1">import Adafruit_DHT</text:p>
      <text:p text:style-name="P1">import RPi.GPIO as GPIO</text:p>
      <text:p text:style-name="P1"/>
      <text:p text:style-name="P1">GPIO.setmode(GPIO.BCM)</text:p>
      <text:p text:style-name="P1">GPIO.setwarnings(False)</text:p>
      <text:p text:style-name="P1">GPIO.setup(18,GPIO.OUT)</text:p>
      <text:p text:style-name="P1"/>
      <text:p text:style-name="P1">def monday():</text:p>
      <text:p text:style-name="P1"><text:tab/>x=pd.read_csv('/home/satya/Desktop/Monday.csv')</text:p>
      <text:p text:style-name="P1"><text:tab/>y=x.iloc[:,1]</text:p>
      <text:p text:style-name="P1"><text:tab/>i=0</text:p>
      <text:p text:style-name="P1"><text:tab/>sum=0</text:p>
      <text:p text:style-name="P1"><text:tab/>for i in range(len(x)-1):</text:p>
      <text:p text:style-name="P1"><text:tab/><text:tab/>a=x.iloc[i,1]</text:p>
      <text:p text:style-name="P1"><text:tab/><text:tab/>b=x.iloc[i+1,1]</text:p>
      <text:p text:style-name="P1"><text:tab/><text:tab/>a = datetime.datetime.strptime(a, '%H:%M:%S')</text:p>
      <text:p text:style-name="P1"><text:s text:c="8"/><text:tab/>b = datetime.datetime.strptime(b, '%H:%M:%S')</text:p>
      <text:p text:style-name="P1"><text:s text:c="8"/><text:tab/>diff= b-a</text:p>
      <text:p text:style-name="P1"><text:s text:c="8"/><text:tab/>m=diff.total_seconds()</text:p>
      <text:p text:style-name="P1"><text:s text:c="8"/><text:tab/>sum = sum + m</text:p>
      <text:p text:style-name="P1"><text:s text:c="4"/><text:tab/>z = sum/(i)</text:p>
      <text:p text:style-name="P1"><text:s text:c="4"/><text:tab/>return z</text:p>
      <text:p text:style-name="P1">def tuesday():</text:p>
      <text:p text:style-name="P1"><text:s text:c="4"/><text:tab/>x=pd.read_csv('/home/satya/Desktop/Tuesday.csv')</text:p>
      <text:p text:style-name="P1"><text:s text:c="4"/><text:tab/>y=x.iloc[:,1]</text:p>
      <text:p text:style-name="P1"><text:s text:c="4"/><text:tab/>i=0</text:p>
      <text:p text:style-name="P1"><text:s text:c="4"/><text:tab/>sum=0</text:p>
      <text:p text:style-name="P1"><text:tab/>for i in range(len(x)-1):</text:p>
      <text:p text:style-name="P1"><text:s text:c="8"/><text:tab/>a=x.iloc[i,1]</text:p>
      <text:p text:style-name="P1"><text:s text:c="8"/><text:tab/>b=x.iloc[i+1,1]</text:p>
      <text:p text:style-name="P1"><text:s text:c="8"/><text:tab/>a = datetime.datetime.strptime(a, '%H:%M:%S')</text:p>
      <text:p text:style-name="P1"><text:s text:c="8"/><text:tab/>b = datetime.datetime.strptime(b, '%H:%M:%S')</text:p>
      <text:p text:style-name="P1"><text:s text:c="8"/><text:tab/>diff= b-a</text:p>
      <text:p text:style-name="P1"><text:s text:c="8"/><text:tab/>m=diff.total_seconds()</text:p>
      <text:p text:style-name="P1"><text:s text:c="8"/><text:tab/>sum = sum + m</text:p>
      <text:p text:style-name="P1"><text:s text:c="4"/><text:tab/>z = sum/(i)</text:p>
      <text:p text:style-name="P1"><text:s text:c="4"/><text:tab/>return z</text:p>
      <text:p text:style-name="P1">def wednesday():</text:p>
      <text:p text:style-name="P1"><text:s text:c="4"/><text:tab/>x=pd.read_csv('/home/satya/Desktop/Wednesday.csv')</text:p>
      <text:p text:style-name="P1"><text:s text:c="4"/><text:tab/>y=x.iloc[:,1]</text:p>
      <text:p text:style-name="P1"><text:s text:c="4"/><text:tab/>i=0</text:p>
      <text:p text:style-name="P1"><text:s text:c="4"/><text:tab/>sum=0</text:p>
      <text:p text:style-name="P1"><text:s text:c="4"/><text:tab/>for i in range(len(x)-1):</text:p>
      <text:p text:style-name="P1"><text:s text:c="8"/><text:tab/>a=x.iloc[i,1]</text:p>
      <text:p text:style-name="P1"><text:soft-page-break/><text:s text:c="8"/><text:tab/>b=x.iloc[i+1,1]</text:p>
      <text:p text:style-name="P1"><text:s text:c="8"/><text:tab/>a = datetime.datetime.strptime(a, '%H:%M:%S')</text:p>
      <text:p text:style-name="P1"><text:s text:c="8"/><text:tab/>b = datetime.datetime.strptime(b, '%H:%M:%S')</text:p>
      <text:p text:style-name="P1"><text:s text:c="8"/><text:tab/>diff= b-a</text:p>
      <text:p text:style-name="P1"><text:s text:c="8"/><text:tab/>m=diff.total_seconds()</text:p>
      <text:p text:style-name="P1"><text:s text:c="8"/><text:tab/>sum = sum + m</text:p>
      <text:p text:style-name="P1"><text:s text:c="4"/><text:tab/>z = sum/(i)</text:p>
      <text:p text:style-name="P1"><text:s text:c="4"/><text:tab/>return z</text:p>
      <text:p text:style-name="P1"/>
      <text:p text:style-name="P1">def thursday():</text:p>
      <text:p text:style-name="P1"><text:s text:c="4"/><text:tab/>x=pd.read_csv('/home/satya/Desktop/Thursday.csv')</text:p>
      <text:p text:style-name="P1"><text:s text:c="4"/><text:tab/>y=x.iloc[:,1]</text:p>
      <text:p text:style-name="P1"><text:s text:c="4"/><text:tab/>i=0</text:p>
      <text:p text:style-name="P1"><text:s text:c="4"/><text:tab/>sum=0</text:p>
      <text:p text:style-name="P1"><text:s text:c="4"/><text:tab/>for i in range(len(x)-1):</text:p>
      <text:p text:style-name="P1"><text:s text:c="8"/><text:tab/>a=x.iloc[i,1]</text:p>
      <text:p text:style-name="P1"><text:s text:c="8"/><text:tab/>b=x.iloc[i+1,1]</text:p>
      <text:p text:style-name="P1"><text:s text:c="8"/><text:tab/>a = datetime.datetime.strptime(a, '%H:%M:%S')</text:p>
      <text:p text:style-name="P1"><text:s text:c="8"/><text:tab/>b = datetime.datetime.strptime(b, '%H:%M:%S')</text:p>
      <text:p text:style-name="P1"><text:s text:c="8"/><text:tab/>diff= b-a</text:p>
      <text:p text:style-name="P1"><text:s text:c="8"/><text:tab/>m=diff.total_seconds()</text:p>
      <text:p text:style-name="P1"><text:s text:c="8"/><text:tab/>sum = sum + m</text:p>
      <text:p text:style-name="P1"><text:s text:c="4"/><text:tab/>z = sum/(i)</text:p>
      <text:p text:style-name="P1"><text:s text:c="4"/><text:tab/>return z</text:p>
      <text:p text:style-name="P1"/>
      <text:p text:style-name="P1">def friday():</text:p>
      <text:p text:style-name="P1"><text:s text:c="4"/><text:tab/>x=pd.read_csv('/home/satya/Desktop/Friday.csv')</text:p>
      <text:p text:style-name="P1"><text:s text:c="4"/><text:tab/>y=x.iloc[:,1]</text:p>
      <text:p text:style-name="P1"><text:s text:c="4"/><text:tab/>i=0</text:p>
      <text:p text:style-name="P1"><text:s text:c="4"/><text:tab/>sum=0</text:p>
      <text:p text:style-name="P1"><text:s text:c="4"/><text:tab/>for i in range(len(x)-1):</text:p>
      <text:p text:style-name="P1"><text:tab/><text:tab/>a=x.iloc[i,1]</text:p>
      <text:p text:style-name="P1"><text:s text:c="7"/><text:tab/><text:tab/>b=x.iloc[i+1,1]</text:p>
      <text:p text:style-name="P1"><text:s text:c="8"/><text:tab/>a = datetime.datetime.strptime(a, '%H:%M:%S')</text:p>
      <text:p text:style-name="P1"><text:s text:c="8"/><text:tab/>b = datetime.datetime.strptime(b, '%H:%M:%S')</text:p>
      <text:p text:style-name="P1"><text:s text:c="8"/><text:tab/>diff= b-a</text:p>
      <text:p text:style-name="P1"><text:s text:c="8"/><text:tab/>m=diff.total_seconds()</text:p>
      <text:p text:style-name="P1"><text:s text:c="8"/><text:tab/>sum = sum + m</text:p>
      <text:p text:style-name="P1"><text:s text:c="4"/><text:tab/>z = sum/(i)</text:p>
      <text:p text:style-name="P1"><text:s text:c="4"/><text:tab/>return z</text:p>
      <text:p text:style-name="P1"/>
      <text:p text:style-name="P1">def saturday():</text:p>
      <text:p text:style-name="P1"><text:s text:c="4"/><text:tab/>x=pd.read_csv('/home/satya/Desktop/Saturday.csv')</text:p>
      <text:p text:style-name="P1"><text:s text:c="4"/><text:tab/>y=x.iloc[:,1]</text:p>
      <text:p text:style-name="P1"><text:s text:c="4"/><text:tab/>i=0</text:p>
      <text:p text:style-name="P1"><text:s text:c="4"/><text:tab/>sum=0</text:p>
      <text:p text:style-name="P1"><text:s text:c="4"/><text:tab/>for i in range(len(x)-1):</text:p>
      <text:p text:style-name="P1"><text:tab/><text:tab/>a=x.iloc[i,1]</text:p>
      <text:p text:style-name="P1"><text:s text:c="4"/><text:tab/> <text:s text:c="3"/><text:tab/>b=x.iloc[i+1,1]</text:p>
      <text:p text:style-name="P1"><text:s text:c="8"/><text:tab/>a = datetime.datetime.strptime(a, '%H:%M:%S')</text:p>
      <text:p text:style-name="P1"><text:s text:c="8"/><text:tab/>b = datetime.datetime.strptime(b, '%H:%M:%S')</text:p>
      <text:p text:style-name="P1"><text:s text:c="8"/><text:tab/>diff= b-a</text:p>
      <text:p text:style-name="P1"><text:soft-page-break/><text:s text:c="8"/><text:tab/>m=diff.total_seconds()</text:p>
      <text:p text:style-name="P1"><text:s text:c="8"/><text:tab/>sum = sum + m</text:p>
      <text:p text:style-name="P1"><text:s text:c="4"/><text:tab/>z = sum/(i)</text:p>
      <text:p text:style-name="P1"><text:s text:c="4"/><text:tab/>return z</text:p>
      <text:p text:style-name="P1"/>
      <text:p text:style-name="P1">def sunday():</text:p>
      <text:p text:style-name="P1"><text:s text:c="4"/><text:tab/>x=pd.read_csv('/home/satya/Desktop/Sunday.csv')</text:p>
      <text:p text:style-name="P1"><text:s text:c="4"/><text:tab/>y=x.iloc[:,1]</text:p>
      <text:p text:style-name="P1"><text:s text:c="4"/><text:tab/>i=0</text:p>
      <text:p text:style-name="P1"><text:s text:c="4"/><text:tab/>sum=0</text:p>
      <text:p text:style-name="P1"><text:s text:c="4"/><text:tab/>for i in range(len(x)-1):</text:p>
      <text:p text:style-name="P1"><text:s text:c="4"/><text:tab/><text:tab/>a=x.iloc[i,1]</text:p>
      <text:p text:style-name="P1"><text:tab/><text:tab/>b=x.iloc[i+1,1]</text:p>
      <text:p text:style-name="P1"><text:s text:c="8"/><text:tab/>a = datetime.datetime.strptime(a, '%H:%M:%S')</text:p>
      <text:p text:style-name="P1"><text:s text:c="8"/><text:tab/>b = datetime.datetime.strptime(b, '%H:%M:%S')</text:p>
      <text:p text:style-name="P1"><text:s text:c="8"/><text:tab/>diff= b-a</text:p>
      <text:p text:style-name="P1"><text:s text:c="8"/><text:tab/>m=diff.total_seconds()</text:p>
      <text:p text:style-name="P1"><text:s text:c="8"/><text:tab/>sum = sum + m</text:p>
      <text:p text:style-name="P1"><text:s text:c="4"/><text:tab/>z = sum/(i)</text:p>
      <text:p text:style-name="P1"><text:s text:c="4"/><text:tab/>return z</text:p>
      <text:p text:style-name="P1"/>
      <text:p text:style-name="P1">r1 = monday()</text:p>
      <text:p text:style-name="P1">r2 = tuesday()</text:p>
      <text:p text:style-name="P1">r3 = wednesday()</text:p>
      <text:p text:style-name="P1">r4 = thursday()</text:p>
      <text:p text:style-name="P1">r5 = friday()</text:p>
      <text:p text:style-name="P1">r6 = saturday()</text:p>
      <text:p text:style-name="P1">r7 = sunday()</text:p>
      <text:p text:style-name="P1"/>
      <text:p text:style-name="P1">r=(r1+r2+r3+r4+r5+r6+r7)/7</text:p>
      <text:p text:style-name="P1">arr = np.random.randint(20,30,10) </text:p>
      <text:p text:style-name="P1">while 1:</text:p>
      <text:p text:style-name="P1"><text:tab/>#sensor reading with gpio</text:p>
      <text:p text:style-name="P1"><text:s text:c="4"/><text:tab/>su=0</text:p>
      <text:p text:style-name="P1"><text:s text:c="4"/><text:tab/>for i in range(len(arr)-1):</text:p>
      <text:p text:style-name="P1"><text:s text:c="8"/><text:tab/>su=su+abs(arr[i+1]-arr[i])</text:p>
      <text:p text:style-name="P1"><text:s text:c="4"/><text:tab/>s=su/9</text:p>
      <text:p text:style-name="P1"><text:s text:c="8"/>GPIO.output(18,GPIO.HIGH)</text:p>
      <text:p text:style-name="P1"><text:s text:c="4"/><text:tab/>humidity, temperature = Adafruit_DHT.read_retry(11, 4) #sensor reading with gpi</text:p>
      <text:p text:style-name="P1"><text:tab/>print 'Temp: {0:0.1f} C <text:s/>Humidity: {1:0.1f} %'.format(temperature, humidity)</text:p>
      <text:p text:style-name="P1"><text:tab/>GPIO.output(18,GPIO.LOW)</text:p>
      <text:p text:style-name="P1"><text:tab/>#time.sleep(10)</text:p>
      <text:p text:style-name="P1"><text:tab/>for l in range(len(arr)-2):</text:p>
      <text:p text:style-name="P1"><text:tab/><text:tab/>arr[l]=arr[l+1]</text:p>
      <text:p text:style-name="P1"><text:s text:c="4"/><text:tab/>td=abs(temperature-arr[9])</text:p>
      <text:p text:style-name="P1"><text:tab/>arr[9]=temperature</text:p>
      <text:p text:style-name="P1"><text:s text:c="4"/><text:tab/>if(td&gt;(s+(s*0.25)) or td&lt;(s-(s*0.25))):</text:p>
      <text:p text:style-name="P1"><text:tab/><text:tab/>nr=r-(r/10)</text:p>
      <text:p text:style-name="P1"><text:s text:c="4"/><text:tab/>else:</text:p>
      <text:p text:style-name="P1"><text:s text:c="8"/><text:tab/>nr=r+(r/10)</text:p>
      <text:p text:style-name="P1"><text:s text:c="4"/><text:tab/>sec=nr/60</text:p>
      <text:p text:style-name="P1"><text:tab/>print "Sampling Rate : ",(2*sec)</text:p>
      <text:p text:style-name="P1"><text:soft-page-break/><text:s text:c="4"/><text:tab/>time.sleep(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7:09:48.760096116</meta:creation-date>
    <dc:date>2019-03-14T17:10:30.989195479</dc:date>
    <meta:editing-duration>PT42S</meta:editing-duration>
    <meta:editing-cycles>1</meta:editing-cycles>
    <meta:document-statistic meta:table-count="0" meta:image-count="0" meta:object-count="0" meta:page-count="4" meta:paragraph-count="149" meta:word-count="342" meta:character-count="3641" meta:non-whitespace-character-count="2745"/>
    <meta:generator>LibreOffice/5.1.6.2$Linux_X86_64 LibreOffice_project/10m0$Build-2</meta:generator>
  </office:meta>
</office:document-meta>
</file>